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2.667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1.1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6.1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9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9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5cm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008cm" fo:min-width="1.296cm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26cm" fo:min-width="5.43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35cm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64cm" fo:min-width="0.8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35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641cm" fo:min-width="2.789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13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621cm" fo:min-width="0.78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2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74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CF_20_Only_20_One" draw:fill="none" draw:textarea-vertical-align="middle" loext:decorative="false"/>
    </style:style>
    <style:style style:name="gr33" style:family="graphic" style:parent-style-name="objectwithoutfill">
      <style:graphic-properties svg:stroke-color="#000000" draw:fill="none" draw:textarea-vertical-align="middle" loext:decorative="false"/>
    </style:style>
    <style:style style:name="gr34" style:family="graphic" style:parent-style-name="objectwithoutfill">
      <style:graphic-properties svg:stroke-color="#000000" draw:marker-end="CF_20_Many_20_One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2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9cm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34cm" fo:min-width="2.494cm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09cm" fo:min-width="6.196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09cm" fo:min-width="1.644cm" loext:decorative="false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6cm" fo:min-width="1.032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7cm" fo:min-width="5.39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69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5.022cm" fo:min-width="0.502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62cm" fo:min-width="2.941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49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8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2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5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61cm" fo:min-width="0.861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loext:decorative="false"/>
      <style:paragraph-properties style:writing-mode="lr-tb"/>
    </style:style>
    <style:style style:name="gr56" style:family="graphic" style:parent-style-name="objectwithoutfill">
      <style:graphic-properties svg:stroke-color="#000000" draw:marker-start="CF_20_Only_20_One" draw:marker-end="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CF_20_Only_20_One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" draw:marker-end="Стили_20_стрелок_20_2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style:font-name="Times New Roman"/>
    </style:style>
    <style:style style:name="P13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5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167cm" svg:height="9.2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cm" svg:height="9.25cm" svg:x="2.06cm" svg:y="3.7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6.69cm" svg:height="1.25cm" svg:x="2.06cm" svg:y="2.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18cm" svg:height="1.042cm" svg:x="3.45cm" svg:y="2.5cm">
            <draw:text-box>
              <text:p text:style-name="P2"><text:span text:style-name="T1">User</text:span></text:p>
            </draw:text-box>
          </draw:frame>
        </draw:g>
        <draw:frame draw:style-name="gr6" draw:text-style-name="P4" draw:layer="layout" svg:width="2.649cm" svg:height="0.547cm" svg:x="3.449cm" svg:y="4.063cm">
          <draw:text-box>
            <text:p text:style-name="P2"><text:span text:style-name="T2">user_id</text:span></text:p>
          </draw:text-box>
        </draw:frame>
        <draw:frame draw:style-name="gr7" draw:text-style-name="P5" draw:layer="layout" svg:width="1.25cm" svg:height="0.949cm" svg:x="7.235cm" svg:y="3.787cm">
          <draw:text-box>
            <text:p text:style-name="P2"><text:span text:style-name="T3">int</text:span></text:p>
          </draw:text-box>
        </draw:frame>
        <draw:frame draw:style-name="gr8" draw:text-style-name="P5" draw:layer="layout" svg:width="1.349cm" svg:height="0.547cm" svg:x="2.401cm" svg:y="4cm">
          <draw:text-box>
            <text:p text:style-name="P2"><text:span text:style-name="T2">PK</text:span></text:p>
          </draw:text-box>
        </draw:frame>
        <draw:frame draw:style-name="gr9" draw:text-style-name="P7" draw:layer="layout" svg:width="2.814cm" svg:height="0.806cm" svg:x="3.772cm" svg:y="4.75cm">
          <draw:text-box>
            <text:p text:style-name="P6"><text:span text:style-name="T4">first_name</text:span></text:p>
          </draw:text-box>
        </draw:frame>
        <draw:frame draw:style-name="gr10" draw:text-style-name="P7" draw:layer="layout" svg:width="1.245cm" svg:height="0.797cm" svg:x="7.256cm" svg:y="4.806cm">
          <draw:text-box>
            <text:p text:style-name="P2"><text:span text:style-name="T4">text</text:span></text:p>
          </draw:text-box>
        </draw:frame>
        <draw:frame draw:style-name="gr11" draw:text-style-name="P8" draw:layer="layout" svg:width="2.51cm" svg:height="0.797cm" svg:x="3.795cm" svg:y="5.775cm">
          <draw:text-box>
            <text:p text:style-name="P2"><text:span text:style-name="T4">last_name</text:span></text:p>
          </draw:text-box>
        </draw:frame>
        <draw:frame draw:style-name="gr10" draw:text-style-name="P7" draw:layer="layout" svg:width="1.245cm" svg:height="0.797cm" svg:x="7.18cm" svg:y="5.756cm">
          <draw:text-box>
            <text:p><text:span text:style-name="T4">text</text:span></text:p>
          </draw:text-box>
        </draw:frame>
        <draw:frame draw:style-name="gr12" draw:text-style-name="P7" draw:layer="layout" svg:width="3.198cm" svg:height="0.797cm" svg:x="3.75cm" svg:y="6.775cm">
          <draw:text-box>
            <text:p text:style-name="P2"><text:span text:style-name="T4">middle_name</text:span></text:p>
          </draw:text-box>
        </draw:frame>
        <draw:frame draw:style-name="gr10" draw:text-style-name="P7" draw:layer="layout" svg:width="1.245cm" svg:height="0.797cm" svg:x="7.319cm" svg:y="6.845cm">
          <draw:text-box>
            <text:p text:style-name="P2"><text:span text:style-name="T4">text</text:span></text:p>
          </draw:text-box>
        </draw:frame>
        <draw:frame draw:style-name="gr13" draw:text-style-name="P4" draw:layer="layout" svg:width="3.383cm" svg:height="1.199cm" svg:x="3.78cm" svg:y="7.521cm">
          <draw:text-box>
            <text:p text:style-name="P2"><text:span text:style-name="T4">number phone</text:span></text:p>
          </draw:text-box>
        </draw:frame>
        <draw:frame draw:style-name="gr14" draw:text-style-name="P9" draw:layer="layout" svg:width="0.949cm" svg:height="0.84cm" svg:x="7.371cm" svg:y="7.804cm">
          <draw:text-box>
            <text:p text:style-name="P2"><text:span text:style-name="T5">int</text:span></text:p>
          </draw:text-box>
        </draw:frame>
        <draw:frame draw:style-name="gr15" draw:text-style-name="P10" draw:layer="layout" svg:width="2.32cm" svg:height="0.547cm" svg:x="4cm" svg:y="10.703cm">
          <draw:text-box>
            <text:p text:style-name="P2"><text:span text:style-name="T2">icon</text:span></text:p>
          </draw:text-box>
        </draw:frame>
        <draw:frame draw:style-name="gr16" draw:text-style-name="P7" draw:layer="layout" svg:width="1.255cm" svg:height="0.721cm" svg:x="7.245cm" svg:y="10.75cm">
          <draw:text-box>
            <text:p text:style-name="P2"><text:span text:style-name="T6">blob</text:span></text:p>
          </draw:text-box>
        </draw:frame>
        <draw:custom-shape draw:style-name="gr17" draw:text-style-name="P1" draw:layer="layout" svg:width="1.796cm" svg:height="9.258cm" svg:x="6.954cm" svg:y="3.7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34cm" svg:height="1.076cm" svg:x="11.207cm" svg:y="2.53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35cm" svg:height="0.797cm" svg:x="13.041cm" svg:y="2.684cm">
          <draw:text-box>
            <text:p><text:span text:style-name="T4">Message</text:span></text:p>
          </draw:text-box>
        </draw:frame>
        <draw:custom-shape draw:style-name="gr20" draw:text-style-name="P1" draw:layer="layout" svg:width="1.36cm" svg:height="4.89cm" svg:x="11.226cm" svg:y="3.61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135cm" svg:height="0.797cm" svg:x="11.416cm" svg:y="3.817cm">
          <draw:text-box>
            <text:p><text:span text:style-name="T4">PK</text:span></text:p>
          </draw:text-box>
        </draw:frame>
        <draw:custom-shape draw:style-name="gr22" draw:text-style-name="P1" draw:layer="layout" svg:width="3.289cm" svg:height="4.891cm" svg:x="12.605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2.813cm" svg:height="0.797cm" svg:x="12.757cm" svg:y="3.951cm">
          <draw:text-box>
            <text:p><text:span text:style-name="T4">message_id</text:span></text:p>
          </draw:text-box>
        </draw:frame>
        <draw:custom-shape draw:style-name="gr24" draw:text-style-name="P1" draw:layer="layout" svg:width="1.285cm" svg:height="4.871cm" svg:x="15.875cm" svg:y="3.629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4cm" svg:height="0.797cm" svg:x="12.775cm" svg:y="4.743cm">
          <draw:text-box>
            <text:p><text:span text:style-name="T4">text_field</text:span></text:p>
          </draw:text-box>
        </draw:frame>
        <draw:frame draw:style-name="gr26" draw:text-style-name="P7" draw:layer="layout" svg:width="1.822cm" svg:height="0.797cm" svg:x="1.928cm" svg:y="6.953cm">
          <draw:text-box>
            <text:p><text:span text:style-name="T4">NULL</text:span></text:p>
          </draw:text-box>
        </draw:frame>
        <draw:frame draw:style-name="gr26" draw:text-style-name="P7" draw:layer="layout" svg:width="1.822cm" svg:height="0.797cm" svg:x="1.928cm" svg:y="10.75cm">
          <draw:text-box>
            <text:p><text:span text:style-name="T4">NULL</text:span></text:p>
          </draw:text-box>
        </draw:frame>
        <draw:frame draw:style-name="gr27" draw:text-style-name="P7" draw:layer="layout" svg:width="3.118cm" svg:height="0.806cm" svg:x="3.882cm" svg:y="9.694cm">
          <draw:text-box>
            <text:p><text:span text:style-name="T4">path to icon</text:span></text:p>
          </draw:text-box>
        </draw:frame>
        <draw:frame draw:style-name="gr26" draw:text-style-name="P7" draw:layer="layout" svg:width="1.822cm" svg:height="0.797cm" svg:x="1.928cm" svg:y="9.703cm">
          <draw:text-box>
            <text:p><text:span text:style-name="T4">NULL</text:span></text:p>
          </draw:text-box>
        </draw:frame>
        <draw:frame draw:style-name="gr28" draw:text-style-name="P7" draw:layer="layout" svg:width="1.245cm" svg:height="0.858cm" svg:x="7.25cm" svg:y="9.892cm">
          <draw:text-box>
            <text:p><text:span text:style-name="T4">text</text:span></text:p>
          </draw:text-box>
        </draw:frame>
        <draw:frame draw:style-name="gr29" draw:text-style-name="P11" draw:layer="layout" svg:width="2.319cm" svg:height="0.806cm" svg:x="12.926cm" svg:y="5.801cm">
          <draw:text-box>
            <text:p><text:span text:style-name="T3">file_</text:span><text:span text:style-name="T4">field</text:span></text:p>
          </draw:text-box>
        </draw:frame>
        <draw:frame draw:style-name="gr30" draw:text-style-name="P11" draw:layer="layout" svg:width="1.908cm" svg:height="1.001cm" svg:x="15.893cm" svg:y="5.804cm">
          <draw:text-box>
            <text:p><text:span text:style-name="T4">blob</text:span></text:p>
          </draw:text-box>
        </draw:frame>
        <draw:frame draw:style-name="gr26" draw:text-style-name="P7" draw:layer="layout" svg:width="1.822cm" svg:height="0.797cm" svg:x="11.074cm" svg:y="5.843cm">
          <draw:text-box>
            <text:p><text:span text:style-name="T4">NULL</text:span></text:p>
          </draw:text-box>
        </draw:frame>
        <draw:frame draw:style-name="gr31" draw:text-style-name="P7" draw:layer="layout" svg:width="1.466cm" svg:height="0.806cm" svg:x="13.24cm" svg:y="6.713cm">
          <draw:text-box>
            <text:p text:style-name="P12"><text:span text:style-name="T4">user</text:span></text:p>
          </draw:text-box>
        </draw:frame>
        <draw:line draw:style-name="gr32" draw:text-style-name="P1" draw:layer="layout" svg:x1="2.079cm" svg:y1="4.271cm" svg:x2="1.285cm" svg:y2="4.271cm">
          <text:p/>
        </draw:line>
        <draw:line draw:style-name="gr33" draw:text-style-name="P1" draw:layer="layout" svg:x1="1.285cm" svg:y1="4.271cm" svg:x2="1.285cm" svg:y2="11.982cm">
          <text:p/>
        </draw:line>
        <draw:line draw:style-name="gr33" draw:text-style-name="P1" draw:layer="layout" svg:x1="1.25cm" svg:y1="13.25cm" svg:x2="10.076cm" svg:y2="13.25cm">
          <text:p/>
        </draw:line>
        <draw:line draw:style-name="gr34" draw:text-style-name="P1" draw:layer="layout" svg:x1="10.088cm" svg:y1="12.357cm" svg:x2="11.505cm" svg:y2="12.357cm">
          <text:p/>
        </draw:line>
        <draw:frame draw:style-name="gr35" draw:text-style-name="P7" draw:layer="layout" svg:width="1.025cm" svg:height="0.797cm" svg:x="15.857cm" svg:y="3.875cm">
          <draw:text-box>
            <text:p><text:span text:style-name="T4">int</text:span></text:p>
          </draw:text-box>
        </draw:frame>
        <draw:frame draw:style-name="gr36" draw:text-style-name="P7" draw:layer="layout" svg:width="1.025cm" svg:height="0.801cm" svg:x="16.975cm" svg:y="10.949cm">
          <draw:text-box>
            <text:p><text:span text:style-name="T4">int</text:span></text:p>
          </draw:text-box>
        </draw:frame>
        <draw:frame draw:style-name="gr37" draw:text-style-name="P7" draw:layer="layout" svg:width="2.978cm" svg:height="0.801cm" svg:x="13.772cm" svg:y="11.949cm">
          <draw:text-box>
            <text:p><text:span text:style-name="T4">group_name</text:span></text:p>
          </draw:text-box>
        </draw:frame>
        <draw:frame draw:style-name="gr38" draw:text-style-name="P7" draw:layer="layout" svg:width="1.135cm" svg:height="0.857cm" svg:x="11.863cm" svg:y="10.936cm">
          <draw:text-box>
            <text:p><text:span text:style-name="T4">PK</text:span></text:p>
          </draw:text-box>
        </draw:frame>
        <draw:frame draw:style-name="gr39" draw:text-style-name="P7" draw:layer="layout" svg:width="2.29cm" svg:height="0.8cm" svg:x="14cm" svg:y="10.95cm">
          <draw:text-box>
            <text:p><text:span text:style-name="T4">group_id</text:span></text:p>
          </draw:text-box>
        </draw:frame>
        <draw:g draw:style-name="gr3">
          <draw:custom-shape draw:style-name="gr40" draw:text-style-name="P1" draw:layer="layout" svg:width="2.994cm" svg:height="2.984cm" svg:x="13.682cm" svg:y="10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6.696cm" svg:height="0.559cm" svg:x="11.465cm" svg:y="9.72cm">
            <text:p text:style-name="P13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2.144cm" svg:height="2.959cm" svg:x="11.514cm" svg:y="10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1.532cm" svg:height="2.996cm" svg:x="16.652cm" svg:y="10.254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11" draw:layer="layout" svg:width="1.5cm" svg:height="1cm" svg:x="16.75cm" svg:y="12cm">
          <draw:text-box>
            <text:p><text:span text:style-name="T3">text</text:span></text:p>
          </draw:text-box>
        </draw:frame>
        <draw:custom-shape draw:style-name="gr45" draw:text-style-name="P1" draw:layer="layout" svg:width="5.897cm" svg:height="1.02cm" svg:x="3.76cm" svg:y="14.439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3.569cm" svg:height="0.797cm" svg:x="4.479cm" svg:y="14.552cm">
          <draw:text-box>
            <text:p><text:span text:style-name="T4">Message server</text:span></text:p>
          </draw:text-box>
        </draw:frame>
        <draw:custom-shape draw:style-name="gr47" draw:text-style-name="P15" draw:layer="layout" svg:width="1.002cm" svg:height="5.272cm" svg:x="3.779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3.441cm" svg:height="5.312cm" svg:x="4.799cm" svg:y="15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7" draw:layer="layout" svg:width="3.349cm" svg:height="0.797cm" svg:x="4.874cm" svg:y="15.667cm">
          <draw:text-box>
            <text:p><text:span text:style-name="T4">number phone</text:span></text:p>
          </draw:text-box>
        </draw:frame>
        <draw:frame draw:style-name="gr50" draw:text-style-name="P7" draw:layer="layout" svg:width="1.382cm" svg:height="0.797cm" svg:x="4.932cm" svg:y="16.462cm">
          <draw:text-box>
            <text:p><text:span text:style-name="T4">mail</text:span></text:p>
          </draw:text-box>
        </draw:frame>
        <draw:frame draw:style-name="gr51" draw:text-style-name="P7" draw:layer="layout" svg:width="1.327cm" svg:height="0.797cm" svg:x="4.933cm" svg:y="17.31cm">
          <draw:text-box>
            <text:p><text:span text:style-name="T4">user</text:span></text:p>
          </draw:text-box>
        </draw:frame>
        <draw:frame draw:style-name="gr52" draw:text-style-name="P7" draw:layer="layout" svg:width="1.135cm" svg:height="0.806cm" svg:x="3.647cm" svg:y="17.311cm">
          <draw:text-box>
            <text:p text:style-name="P12"><text:span text:style-name="T4">FK</text:span></text:p>
          </draw:text-box>
        </draw:frame>
        <draw:custom-shape draw:style-name="gr53" draw:text-style-name="P1" draw:layer="layout" svg:width="1.361cm" svg:height="5.311cm" svg:x="8.277cm" svg:y="1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7" draw:layer="layout" svg:width="1.025cm" svg:height="0.797cm" svg:x="8.316cm" svg:y="15.685cm">
          <draw:text-box>
            <text:p><text:span text:style-name="T4">int</text:span></text:p>
          </draw:text-box>
        </draw:frame>
        <draw:frame draw:style-name="gr10" draw:text-style-name="P7" draw:layer="layout" svg:width="1.245cm" svg:height="0.797cm" svg:x="8.296cm" svg:y="16.631cm">
          <draw:text-box>
            <text:p><text:span text:style-name="T4">text</text:span></text:p>
          </draw:text-box>
        </draw:frame>
        <draw:frame draw:style-name="gr54" draw:text-style-name="P7" draw:layer="layout" svg:width="1.025cm" svg:height="0.797cm" svg:x="8.298cm" svg:y="17.387cm">
          <draw:text-box>
            <text:p><text:span text:style-name="T4">int</text:span></text:p>
          </draw:text-box>
        </draw:frame>
        <draw:line draw:style-name="gr33" draw:text-style-name="P1" draw:layer="layout" svg:x1="3.759cm" svg:y1="17.746cm" svg:x2="1.246cm" svg:y2="17.746cm">
          <text:p/>
        </draw:line>
        <draw:frame draw:style-name="gr55" draw:text-style-name="P7" draw:layer="layout" svg:width="1.349cm" svg:height="0.904cm" svg:x="3.723cm" svg:y="15.63cm">
          <draw:text-box>
            <text:p><text:span text:style-name="T4">PK</text:span></text:p>
          </draw:text-box>
        </draw:frame>
        <draw:line draw:style-name="gr33" draw:text-style-name="P1" draw:layer="layout" svg:x1="1.28cm" svg:y1="11.96cm" svg:x2="1.22cm" svg:y2="17.76cm">
          <text:p/>
        </draw:line>
        <draw:frame draw:style-name="gr21" draw:text-style-name="P7" draw:layer="layout" svg:width="1.135cm" svg:height="0.797cm" svg:x="2.268cm" svg:y="7.749cm">
          <draw:text-box>
            <text:p><text:span text:style-name="T4">FK</text:span></text:p>
          </draw:text-box>
        </draw:frame>
        <draw:line draw:style-name="gr56" draw:text-style-name="P1" draw:layer="layout" svg:x1="3.798cm" svg:y1="16.027cm" svg:x2="1.53cm" svg:y2="16.008cm">
          <text:p/>
        </draw:line>
        <draw:line draw:style-name="gr56" draw:text-style-name="P1" draw:layer="layout" svg:x1="2.06cm" svg:y1="8.221cm" svg:x2="1.549cm" svg:y2="8.221cm">
          <text:p/>
        </draw:line>
        <draw:line draw:style-name="gr33" draw:text-style-name="P1" draw:layer="layout" svg:x1="1.549cm" svg:y1="16.008cm" svg:x2="1.568cm" svg:y2="8.183cm">
          <text:p/>
        </draw:line>
        <draw:frame draw:style-name="gr21" draw:text-style-name="P7" draw:layer="layout" svg:width="1.135cm" svg:height="0.797cm" svg:x="11.331cm" svg:y="6.719cm">
          <draw:text-box>
            <text:p><text:span text:style-name="T4">FK</text:span></text:p>
          </draw:text-box>
        </draw:frame>
        <draw:frame draw:style-name="gr35" draw:text-style-name="P7" draw:layer="layout" svg:width="1.025cm" svg:height="0.797cm" svg:x="16.004cm" svg:y="6.787cm">
          <draw:text-box>
            <text:p><text:span text:style-name="T4">int</text:span></text:p>
          </draw:text-box>
        </draw:frame>
        <draw:frame draw:style-name="gr10" draw:text-style-name="P7" draw:layer="layout" svg:width="1.245cm" svg:height="0.797cm" svg:x="15.939cm" svg:y="4.725cm">
          <draw:text-box>
            <text:p><text:span text:style-name="T4">text</text:span></text:p>
          </draw:text-box>
        </draw:frame>
        <draw:frame draw:style-name="gr26" draw:text-style-name="P7" draw:layer="layout" svg:width="1.822cm" svg:height="0.797cm" svg:x="11.021cm" svg:y="4.693cm">
          <draw:text-box>
            <text:p><text:span text:style-name="T4">NULL</text:span></text:p>
          </draw:text-box>
        </draw:frame>
        <draw:frame draw:style-name="gr26" draw:text-style-name="P7" draw:layer="layout" svg:width="1.822cm" svg:height="0.797cm" svg:x="11.678cm" svg:y="12cm">
          <draw:text-box>
            <text:p><text:span text:style-name="T4">NULL</text:span></text:p>
          </draw:text-box>
        </draw:frame>
        <draw:line draw:style-name="gr33" draw:text-style-name="P1" draw:layer="layout" svg:x1="10.1cm" svg:y1="12.77cm" svg:x2="10.1cm" svg:y2="7.15cm">
          <text:p/>
        </draw:line>
        <draw:line draw:style-name="gr34" draw:text-style-name="P1" draw:layer="layout" svg:x1="10.1cm" svg:y1="7.15cm" svg:x2="11.25cm" svg:y2="7.15cm">
          <text:p/>
        </draw:line>
        <draw:frame draw:style-name="gr26" draw:text-style-name="P7" draw:layer="layout" svg:width="1.822cm" svg:height="0.797cm" svg:x="11.021cm" svg:y="4.694cm">
          <draw:text-box>
            <text:p><text:span text:style-name="T4">NULL</text:span></text:p>
          </draw:text-box>
        </draw:frame>
        <draw:frame draw:style-name="gr50" draw:text-style-name="P7" draw:layer="layout" svg:width="1.382cm" svg:height="0.797cm" svg:x="4.118cm" svg:y="8.703cm">
          <draw:text-box>
            <text:p><text:span text:style-name="T4">mail</text:span></text:p>
          </draw:text-box>
        </draw:frame>
        <draw:frame draw:style-name="gr21" draw:text-style-name="P7" draw:layer="layout" svg:width="1.135cm" svg:height="0.797cm" svg:x="2.25cm" svg:y="8.75cm">
          <draw:text-box>
            <text:p><text:span text:style-name="T4">FK</text:span></text:p>
          </draw:text-box>
        </draw:frame>
        <draw:frame draw:style-name="gr10" draw:text-style-name="P7" draw:layer="layout" svg:width="1.245cm" svg:height="0.797cm" svg:x="7.255cm" svg:y="8.953cm">
          <draw:text-box>
            <text:p text:style-name="P2"><text:span text:style-name="T4">text</text:span></text:p>
          </draw:text-box>
        </draw:frame>
        <draw:frame draw:style-name="gr55" draw:text-style-name="P7" draw:layer="layout" svg:width="1.349cm" svg:height="0.904cm" svg:x="3.651cm" svg:y="16.5cm">
          <draw:text-box>
            <text:p><text:span text:style-name="T4">PK</text:span></text:p>
          </draw:text-box>
        </draw:frame>
        <draw:line draw:style-name="gr32" draw:text-style-name="P1" draw:layer="layout" svg:x1="3.75cm" svg:y1="16.9cm" svg:x2="1.5cm" svg:y2="16.9cm">
          <text:p/>
        </draw:line>
        <draw:line draw:style-name="gr33" draw:text-style-name="P1" draw:layer="layout" svg:x1="1.55cm" svg:y1="16.9cm" svg:x2="1.55cm" svg:y2="15.9cm">
          <text:p/>
        </draw:line>
        <draw:line draw:style-name="gr57" draw:text-style-name="P1" draw:layer="layout" svg:x1="1.55cm" svg:y1="9.4cm" svg:x2="2.05cm" svg:y2="9.4cm">
          <text:p/>
        </draw:line>
        <draw:line draw:style-name="gr32" draw:text-style-name="P1" draw:layer="layout" svg:x1="11.23cm" svg:y1="4.25cm" svg:x2="10.1cm" svg:y2="4.25cm">
          <text:p/>
        </draw:line>
        <draw:line draw:style-name="gr33" draw:text-style-name="P1" draw:layer="layout" svg:x1="10.1cm" svg:y1="4.25cm" svg:x2="10.1cm" svg:y2="13.27cm">
          <text:p/>
        </draw:line>
        <draw:line draw:style-name="gr56" draw:text-style-name="P1" draw:layer="layout" svg:x1="11.5cm" svg:y1="11.25cm" svg:x2="10.1cm" svg:y2="11.25cm">
          <text:p/>
        </draw:line>
        <draw:frame draw:style-name="gr58" draw:text-style-name="P7" draw:layer="layout" svg:width="1.313cm" svg:height="1.212cm" svg:x="11.25cm" svg:y="7.538cm">
          <draw:text-box>
            <text:p text:style-name="P12"><text:span text:style-name="T4">FK</text:span></text:p>
          </draw:text-box>
        </draw:frame>
        <draw:frame draw:style-name="gr59" draw:text-style-name="P7" draw:layer="layout" svg:width="1.769cm" svg:height="0.806cm" svg:x="13.231cm" svg:y="7.5cm">
          <draw:text-box>
            <text:p text:style-name="P12"><text:span text:style-name="T4">group</text:span></text:p>
          </draw:text-box>
        </draw:frame>
        <draw:frame draw:style-name="gr60" draw:text-style-name="P7" draw:layer="layout" svg:width="1.025cm" svg:height="0.806cm" svg:x="16cm" svg:y="7.5cm">
          <draw:text-box>
            <text:p text:style-name="P12"><text:span text:style-name="T4">int</text:span></text:p>
          </draw:text-box>
        </draw:frame>
        <draw:frame draw:style-name="gr61" draw:text-style-name="P7" draw:layer="layout" svg:width="1.823cm" svg:height="0.806cm" svg:x="4.25cm" svg:y="11.694cm">
          <draw:text-box>
            <text:p text:style-name="P12"><text:span text:style-name="T4">status</text:span></text:p>
          </draw:text-box>
        </draw:frame>
        <draw:frame draw:style-name="gr62" draw:text-style-name="P11" draw:layer="layout" svg:width="1.025cm" svg:height="1cm" svg:x="7.225cm" svg:y="11.5cm">
          <draw:text-box>
            <text:p><text:span text:style-name="T3">int</text:span></text:p>
          </draw:text-box>
        </draw:frame>
        <draw:line draw:style-name="gr63" draw:text-style-name="P1" draw:layer="layout" svg:x1="10.1cm" svg:y1="8cm" svg:x2="11.2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Стили_20_стрелок_20_1" draw:display-name="Стили стрелок 1" svg:viewBox="0 -3200 3000 3200" svg:d="M1500 0h1500v-200h-3000v200zM1500-200l1500-2789v-211h-114l-1286 2392v-2392h-200v2392l-1286-2392h-114v211z"/>
    <draw:marker draw:name="Стили_20_стрелок_20_2" draw:display-name="Стили стрелок 2" svg:viewBox="0 -3200 3000 3200" svg:d="M1500 0h1500v-200h-3000v200zM1500-200l1500-2789v-211h-114l-1286 2392v-2392h-200v2392l-1286-2392h-114v21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6T14:12:05.499136100</meta:creation-date>
    <dc:date>2026-03-28T21:21:11.684759300</dc:date>
    <meta:editing-duration>PT4H56M38S</meta:editing-duration>
    <meta:editing-cycles>21</meta:editing-cycles>
    <meta:generator>LibreOffice/25.8.1.1$Windows_x86 LibreOffice_project/54047653041915e595ad4e45cccea684809c77b5</meta:generator>
    <meta:document-statistic meta:object-count="94"/>
  </office:meta>
</office:document-meta>
</file>